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6.749cm" fo:min-width="10.499cm"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749cm" fo:min-width="10.506cm" loext:decorative="false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3cm" fo:min-width="10.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57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2cm" fo:min-width="0cm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000000" draw:auto-grow-height="false" fo:min-height="0.565cm" fo:min-width="0.315cm" fo:wrap-option="wrap" loext:decorative="false"/>
    </style:style>
    <style:style style:name="gr7" style:family="graphic" style:parent-style-name="standard">
      <style:graphic-properties svg:stroke-color="#ffffff" draw:fill-color="#000000" draw:textarea-horizontal-align="justify" draw:textarea-vertical-align="middle" draw:auto-grow-height="false" fo:min-height="0.282cm" fo:min-width="0.032cm" loext:decorative="false"/>
    </style:style>
    <style:style style:name="gr8" style:family="graphic" style:parent-style-name="standard">
      <style:graphic-properties svg:stroke-color="#ffffff" draw:fill-color="#000000" draw:textarea-horizontal-align="justify" draw:textarea-vertical-align="middle" draw:auto-grow-height="false" fo:min-height="0.226cm" fo:min-width="0cm" loext:decorative="false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2.5cm" fo:min-width="8.5cm" loext:decorative="false"/>
    </style:style>
    <style:style style:name="gr10" style:family="graphic" style:parent-style-name="standard">
      <style:graphic-properties svg:stroke-color="#000000" draw:fill-color="#999999" draw:textarea-horizontal-align="justify" draw:textarea-vertical-align="middle" draw:auto-grow-height="false" fo:min-height="0.457cm" fo:min-width="0.207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2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4cm" loext:decorative="false"/>
      <style:paragraph-properties style:writing-mode="lr-tb"/>
    </style:style>
    <style:style style:name="gr13" style:family="graphic" style:parent-style-name="standard">
      <style:graphic-properties svg:stroke-color="#ffffff" draw:fill-color="#000000" draw:auto-grow-height="false" fo:min-height="0cm" fo:min-width="0.078cm" fo:wrap-option="wrap" loext:decorative="false"/>
    </style:style>
    <style:style style:name="gr14" style:family="graphic" style:parent-style-name="standard">
      <style:graphic-properties svg:stroke-color="#ffffff" draw:fill-color="#000000" draw:textarea-horizontal-align="justify" draw:textarea-vertical-align="middle" draw:auto-grow-height="false" fo:min-height="0.286cm" fo:min-width="0.036cm" fo:wrap-option="wrap" loext:decorative="false"/>
    </style:style>
    <style:style style:name="gr15" style:family="graphic" style:parent-style-name="standard">
      <style:graphic-properties svg:stroke-color="#ffffff" draw:fill-color="#000000" draw:textarea-horizontal-align="justify" draw:textarea-vertical-align="middle" draw:auto-grow-height="false" fo:min-height="0.457cm" fo:min-width="0.207cm" loext:decorative="false"/>
    </style:style>
    <style:style style:name="gr16" style:family="graphic" style:parent-style-name="standard">
      <style:graphic-properties svg:stroke-color="#ffffff" draw:fill-color="#000000" draw:textarea-horizontal-align="justify" draw:textarea-vertical-align="middle" draw:auto-grow-height="false" fo:min-height="0.501cm" fo:min-width="0.501cm" fo:wrap-option="wrap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Noto Sans Math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ffff" loext:opacity="100%" fo:font-size="30pt" fo:font-weight="bold" style:font-weight-asian="bold" style:font-weight-complex="bold"/>
    </style:style>
    <style:style style:name="P5" style:family="paragraph">
      <loext:graphic-properties draw:fill-color="#000000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999999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ffffff" loext:opacity="100%" style:font-name="Noto Sans Math" fo:font-weight="bold" style:font-weight-asian="bold" style:font-weight-complex="bold"/>
    </style:style>
    <style:style style:name="T2" style:family="text">
      <style:text-properties fo:color="#ffffff" loext:opacity="100%" fo:font-size="30pt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0.999cm" svg:height="16.999cm" svg:x="5cm" svg:y="5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1.006cm" svg:height="0.999cm" svg:x="4.994cm" svg:y="4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cm" svg:height="1.55cm" svg:x="5cm" svg:y="20.4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03cm" svg:height="1.195cm" svg:x="5.5cm" svg:y="5cm">
          <draw:text-box>
            <text:p><text:span text:style-name="T1">Topics</text:span></text:p>
          </draw:text-box>
        </draw:frame>
        <draw:frame draw:style-name="gr5" draw:text-style-name="P4" draw:layer="layout" svg:width="1cm" svg:height="1.432cm" svg:x="10cm" svg:y="20.55cm">
          <draw:text-box>
            <text:p><text:span text:style-name="T2">+</text:span></text:p>
          </draw:text-box>
        </draw:frame>
        <draw:custom-shape draw:style-name="gr6" draw:text-style-name="P5" draw:layer="layout" svg:width="0.999cm" svg:height="0.999cm" svg:x="5.75cm" svg:y="20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draw:text-style-name="P2" draw:layer="layout" svg:width="0.75cm" svg:height="0.75cm" svg:x="7.65cm" svg:y="2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0.25cm" svg:height="0.5cm" draw:transform="rotate (-0.541052068118243) translate (7.795cm 21.31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9cm" svg:height="2.75cm" svg:x="6cm" svg:y="11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999cm" svg:height="0.999cm" svg:x="5.9cm" svg:y="10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1" draw:text-style-name="P8" draw:layer="layout" svg:width="3.726cm" svg:height="0.725cm" svg:x="6.75cm" svg:y="10.9cm">
          <draw:text-box>
            <text:p><text:span text:style-name="T3">Nome do usuário</text:span></text:p>
          </draw:text-box>
        </draw:frame>
        <draw:frame draw:style-name="gr12" draw:text-style-name="P9" draw:layer="layout" svg:width="1.384cm" svg:height="0.962cm" svg:x="13.8cm" svg:y="10.8cm">
          <draw:text-box>
            <text:p><text:span text:style-name="T4">. . .</text:span></text:p>
          </draw:text-box>
        </draw:frame>
        <draw:custom-shape draw:style-name="gr13" draw:text-style-name="P5" draw:layer="layout" svg:width="0.75cm" svg:height="0.65cm" svg:x="13.75cm" svg:y="5.1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4" draw:text-style-name="P2" draw:layer="layout" svg:width="0.762cm" svg:height="0.762cm" draw:transform="rotate (-0.776322451287079) translate (15.306cm 4.913cm)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5407.07732634338 25591.61205766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" draw:layer="layout" svg:width="0.999cm" svg:height="0.999cm" svg:x="14.4cm" svg:y="20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2" draw:layer="layout" svg:width="1cm" svg:height="0.75cm" svg:x="12.101cm" svg:y="20.806cm">
          <text:p/>
          <draw:enhanced-geometry svg:viewBox="0 0 21600 21600" draw:glue-points="10800 0 0 10800 10800 21600 21600 10800 ?f40 ?f41" draw:text-areas="0 0 21600 21600" draw:type="rectangular-callout" draw:modifiers="4898.3016983017 30516.1118508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6" draw:layer="layout" svg:width="9cm" svg:height="2.75cm" svg:x="6cm" svg:y="16.2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3.726cm" svg:height="0.725cm" svg:x="6.75cm" svg:y="15.35cm">
          <draw:text-box>
            <text:p><text:span text:style-name="T3">Nome do usuário</text:span></text:p>
          </draw:text-box>
        </draw:frame>
        <draw:frame draw:style-name="gr12" draw:text-style-name="P9" draw:layer="layout" svg:width="1.384cm" svg:height="0.962cm" svg:x="13.8cm" svg:y="15.25cm">
          <draw:text-box>
            <text:p><text:span text:style-name="T4">. . .</text:span></text:p>
          </draw:text-box>
        </draw:frame>
        <draw:custom-shape draw:style-name="gr10" draw:text-style-name="P7" draw:layer="layout" svg:width="0.999cm" svg:height="0.999cm" svg:x="5.9cm" svg:y="15.1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6" draw:layer="layout" svg:width="9cm" svg:height="2.75cm" svg:x="5.999cm" svg:y="7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999cm" svg:height="0.999cm" svg:x="5.899cm" svg:y="6.2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1" draw:text-style-name="P8" draw:layer="layout" svg:width="3.726cm" svg:height="0.725cm" svg:x="6.749cm" svg:y="6.4cm">
          <draw:text-box>
            <text:p><text:span text:style-name="T3">Nome do usuário</text:span></text:p>
          </draw:text-box>
        </draw:frame>
        <draw:frame draw:style-name="gr12" draw:text-style-name="P9" draw:layer="layout" svg:width="1.384cm" svg:height="0.962cm" svg:x="13.799cm" svg:y="6.3cm">
          <draw:text-box>
            <text:p><text:span text:style-name="T4">. . 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ath" svg:font-family="'Noto Sans Math'" style:font-family-generic="swiss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8T16:44:38.663996611</meta:creation-date>
    <dc:date>2025-04-08T17:31:13.161097992</dc:date>
    <meta:editing-duration>PT9M20S</meta:editing-duration>
    <meta:editing-cycles>3</meta:editing-cycles>
    <meta:generator>LibreOffice/24.8.5.2$Linux_X86_64 LibreOffice_project/480$Build-2</meta:generator>
    <meta:document-statistic meta:object-count="24"/>
  </office:meta>
</office:document-meta>
</file>